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5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):</text:p>
            <text:p><text:s/>Outstanding += 1</text:p>
          </table:table-cell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1"><text:s/></text:span><text:span text:style-name="T1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[SendPacket] (we're sending another ACK for that packet)</text:p>
          </table:table-cell>
          <table:table-cell office:value-type="string">
            <text:p><text:span text:style-name="T1">if ACK &amp;&amp; packet ack number – 1 == last sent sequence number:</text:span></text:p>
            <text:p><text:span text:style-name="T1"><text:s/></text:span><text:span text:style-name="T1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Outstanding += 1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3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3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3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 table:style-name="ce3" office:value-type="string">
            <text:p>Assumptions</text:p>
          </table:table-cell>
          <table:table-cell table:style-name="ce2"/>
          <table:table-cell table:style-name="ce3" office:value-type="string">
            <text:p>Comments</text:p>
          </table:table-cell>
          <table:table-cell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xpected packet (packet I want) means that the incoming sequence number == context's saved ack 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13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11T13:56:25</dc:date>
    <dc:creator>Rich Lee</dc:creator>
    <meta:editing-duration>PT82H05M13S</meta:editing-duration>
    <meta:editing-cycles>78</meta:editing-cycles>
    <meta:generator>OpenOffice.org/3.2$Unix OpenOffice.org_project/320m12$Build-9483</meta:generator>
    <meta:printed-by>Randy Buck</meta:printed-by>
    <meta:print-date>2011-04-08T16:19:53</meta:print-date>
    <meta:document-statistic meta:table-count="3" meta:cell-count="45" meta:object-count="0"/>
  </office:meta>
</office:document-meta>
</file>